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19b24e" officeooo:paragraph-rsid="0019b24e" style:font-size-asian="16pt" style:font-size-complex="16pt"/>
    </style:style>
    <style:style style:name="P2" style:family="paragraph" style:parent-style-name="Standard">
      <style:text-properties fo:font-size="16pt" officeooo:rsid="001a3f67" officeooo:paragraph-rsid="001a3f67" style:font-size-asian="16pt" style:font-size-complex="16pt"/>
    </style:style>
    <style:style style:name="P3" style:family="paragraph" style:parent-style-name="Text_20_body">
      <style:text-properties officeooo:paragraph-rsid="00220845"/>
    </style:style>
    <style:style style:name="P4" style:family="paragraph" style:parent-style-name="Text_20_body">
      <style:text-properties officeooo:paragraph-rsid="00238e67"/>
    </style:style>
    <style:style style:name="P5" style:family="paragraph" style:parent-style-name="Text_20_body">
      <style:text-properties officeooo:rsid="0025f3d6" officeooo:paragraph-rsid="0025f3d6"/>
    </style:style>
    <style:style style:name="T1" style:family="text">
      <style:text-properties style:text-position="super 58%" fo:font-size="16pt" officeooo:rsid="00196c72" style:font-size-asian="16pt" style:font-size-complex="16pt"/>
    </style:style>
    <style:style style:name="T2" style:family="text">
      <style:text-properties officeooo:rsid="001a3f67"/>
    </style:style>
    <style:style style:name="T3" style:family="text">
      <style:text-properties fo:font-size="16pt" style:font-size-asian="16pt" style:font-size-complex="16pt"/>
    </style:style>
    <style:style style:name="T4" style:family="text">
      <style:text-properties fo:font-size="16pt" officeooo:rsid="0019b24e" style:font-size-asian="16pt" style:font-size-complex="16pt"/>
    </style:style>
    <style:style style:name="T5" style:family="text">
      <style:text-properties fo:font-size="16pt" officeooo:rsid="00196c72" style:font-size-asian="16pt" style:font-size-complex="16pt"/>
    </style:style>
    <style:style style:name="T6" style:family="text">
      <style:text-properties fo:font-size="16pt" officeooo:rsid="0020b028" style:font-size-asian="16pt" style:font-size-complex="16pt"/>
    </style:style>
    <style:style style:name="T7" style:family="text">
      <style:text-properties fo:font-size="16pt" officeooo:rsid="0021fe17" style:font-size-asian="16pt" style:font-size-complex="16pt"/>
    </style:style>
    <style:style style:name="T8" style:family="text">
      <style:text-properties fo:font-size="16pt" officeooo:rsid="00221c35" style:font-size-asian="16pt" style:font-size-complex="16pt"/>
    </style:style>
    <style:style style:name="T9" style:family="text">
      <style:text-properties fo:font-size="16pt" officeooo:rsid="00238e67" style:font-size-asian="16pt" style:font-size-complex="16pt"/>
    </style:style>
    <style:style style:name="T10" style:family="text">
      <style:text-properties fo:font-size="16pt" officeooo:rsid="002510ef" style:font-size-asian="16pt" style:font-size-complex="16pt"/>
    </style:style>
    <style:style style:name="T11" style:family="text">
      <style:text-properties fo:font-size="16pt" officeooo:rsid="0025f3d6"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9"/></text:p>
      <text:p text:style-name="P4"><text:span text:style-name="T9">A c</text:span><text:span text:style-name="T3">ouple of years <text:s/>ago I spent some time trying to determine which of the t</text:span><text:span text:style-name="T9">i</text:span><text:span text:style-name="T3">tles in </text:span><text:span text:style-name="T9">the wonderful “At the Circulating Library (ATCL) </text:span><text:span text:style-name="T3"><text:s/>data</text:span><text:span text:style-name="T9">base were freely available online in digital form</text:span><text:span text:style-name="T3">. This was for largely pragmatic reasons to do with building the ELTeC English language collection: earlier blog entries describe the method I used and some preliminary results. </text:span><text:span text:style-name="T9">It’s not as easy as you might suppose to get reliable catalogue information out of most digital repositories, nor is it always in the same format when you do. After some experimentation, I hit on the idea of creating a magic key, a kind of fingerprint, derived from the title and author name as specified, which could then be matched against keys in the same format derived from ATCL entries. <text:s/></text:span></text:p>
      <text:p text:style-name="P4"><text:span text:style-name="T10">More recently, it occurred to me that t</text:span><text:span text:style-name="T9">his </text:span><text:span text:style-name="T3">data </text:span><text:span text:style-name="T11">might </text:span><text:span text:style-name="T3">also provide</text:span><text:span text:style-name="T9">s</text:span><text:span text:style-name="T3"> some interesting figures to contribute to current debates about digitization priorities. Exactly why some titles make it to Project Gutenberg, or the HathiTrust, </text:span><text:span text:style-name="T4">o</text:span><text:span text:style-name="T3">r the Internet Archive and others don’t is <text:s/>not a question to which simple u</text:span><text:span text:style-name="T5">n</text:span><text:span text:style-name="T3">-nuanced answers are likely or even (maybe) possible. </text:span><text:span text:style-name="T7">T</text:span><text:span text:style-name="T6">hose responsible for the major digi</text:span><text:span text:style-name="T11">ti</text:span><text:span text:style-name="T6">zation efforts of major libraries </text:span><text:span text:style-name="T11">are often a </text:span><text:span text:style-name="T6"><text:s/>little coy about </text:span><text:span text:style-name="T11">the principles on which books are chosen for digitization, or even whether </text:span><text:span text:style-name="T6">they actually have explicit selection policies, <text:s/></text:span><text:span text:style-name="T7">for </text:span><text:span text:style-name="T6">s</text:span><text:span text:style-name="T7">ome reason</text:span><text:span text:style-name="T6">. I assume that there is a difficult tightrope walk between on the one hand <text:s/>practical but purely adventitious <text:s/>matters such as the relative locations of volume and scanner, the size of the volume, the time of day, the temp</text:span><text:span text:style-name="T9">era</text:span><text:span text:style-name="T6">m</text:span><text:span text:style-name="T7">ent</text:span><text:span text:style-name="T6"> of the scanner operator etc) <text:s/>and on the other principled <text:s/>criteria aiming to ensure a balance of say titles by female and make authors, or high and low brow, date of production, longevity of readership, and so on. <text:s/></text:span><text:span text:style-name="T7">I</text:span><text:span text:style-name="T3">t would be surprising if </text:span><text:span text:style-name="T5">the choices were completely unrelated to characteristics of the <text:s/>population being sampled, </text:span><text:span text:style-name="T7">or totally failed to reflect the cultural priorities of the scanning operation; </text:span><text:span text:style-name="T8">t</text:span><text:span text:style-name="T7">he same uncertainties apply, of course, to the collection being sampled for digitization itself,. </text:span></text:p>
      <text:p text:style-name="P3"><text:span text:style-name="T5"><text:s/>An</text:span><text:span text:style-name="T8">y way, I recently read an interesting</text:span><text:span text:style-name="T5"> article by Riddell and Basset </text:span><text:span text:style-name="T8">which report</text:span><text:span text:style-name="T5">s <text:s/>that </text:span><text:span text:style-name="T8">in the data they looked at – the </text:span><text:span text:style-name="T9">c</text:span><text:span text:style-name="T8">omparatively small </text:span><text:soft-page-break/><text:span text:style-name="T8">sample of surviving English novels published in 1836 and 1837 – </text:span><text:span text:style-name="T5"><text:s/></text:span><text:span text:style-name="T8">short books, and books with </text:span><text:span text:style-name="T5">male authors are disproportionately more likely to be digitized. I </text:span><text:span text:style-name="T11">naturally </text:span><text:span text:style-name="T5">wondered whether my (very crude) statistics </text:span><text:span text:style-name="T11">would </text:span><text:span text:style-name="T5">support this <text:s/>contention equally well across the whole of the 19</text:span><text:span text:style-name="T1">th</text:span><text:span text:style-name="T5"> century. </text:span></text:p>
      <text:p text:style-name="P5"><text:span text:style-name="T5">I </text:span><text:span text:style-name="T3">therefore set about </text:span></text:p>
      <text:p text:style-name="P5"><text:span text:style-name="T3"/></text:p>
      <text:p text:style-name="P1">34% of all 16,139 titles listed in Basset;’s database have at least one digital surrogate. <text:span text:style-name="T2">44% of the 7547 subset of those titles with male authors have at least one digital surrogate. <text:s/>These proportions remain surprisingly consistent across the cenury: I recalculated them for each decade (following a hinyt from my ElTeC colleague Pieter, to determine decade boundaries) as follows:</text:span></text:p>
      <text:p text:style-name="P2"/>
      <text:p text:style-name="P2">decade<text:tab/>prod<text:tab/>%d <text:s/>%Md</text:p>
      <text:p text:style-name="P2">to 1845<text:tab/>923<text:tab/>48<text:tab/>58</text:p>
      <text:p text:style-name="P2">45-55<text:tab/>1018<text:tab/>40<text:tab/>48</text:p>
      <text:p text:style-name="P2">55-65<text:tab/>1586<text:tab/>32<text:tab/>40</text:p>
      <text:p text:style-name="P2">65-75<text:tab/>2031<text:tab/>34<text:tab/>42</text:p>
      <text:p text:style-name="P2">75-85<text:tab/>2861<text:tab/>30<text:tab/>43</text:p>
      <text:p text:style-name="P2">85-95<text:tab/>4303<text:tab/>32<text:tab/>43</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23:15:09.516064621</meta:creation-date>
    <dc:date>2020-09-30T23:31:10.499466109</dc:date>
    <meta:editing-duration>PT21H1M50S</meta:editing-duration>
    <meta:editing-cycles>6</meta:editing-cycles>
    <meta:generator>LibreOffice/6.0.7.3$Linux_X86_64 LibreOffice_project/00m0$Build-3</meta:generator>
    <meta:document-statistic meta:table-count="0" meta:image-count="0" meta:object-count="0" meta:page-count="2" meta:paragraph-count="13" meta:word-count="505" meta:character-count="3068" meta:non-whitespace-character-count="2550"/>
  </office:meta>
</office:document-meta>
</file>